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4.7472in" svg:y="0.5335in">
            <draw:object draw:notify-on-update-of-ranges="Sheet1.B4:Sheet1.B9 Sheet1.C4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2651" calcext:value-type="float">
            <text:p>2651</text:p>
          </table:table-cell>
          <table:table-cell table:formula="of:=[.D4]/(4096/3.3)" office:value-type="float" office:value="2.1358154296875" calcext:value-type="float">
            <text:p>2.135815429687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</text:p>
          </table:table-cell>
          <table:table-cell office:value-type="float" office:value="1104" calcext:value-type="float">
            <text:p>1104</text:p>
          </table:table-cell>
          <table:table-cell table:formula="of:=[.D5]/(4096/3.3)" office:value-type="float" office:value="0.889453125" calcext:value-type="float">
            <text:p>0.88945312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789" calcext:value-type="float">
            <text:p>789</text:p>
          </table:table-cell>
          <table:table-cell table:formula="of:=[.D6]/(4096/3.3)" office:value-type="float" office:value="0.6356689453125" calcext:value-type="float">
            <text:p>0.635668945312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57" calcext:value-type="float">
            <text:p>0.57</text:p>
          </table:table-cell>
          <table:table-cell office:value-type="float" office:value="672" calcext:value-type="float">
            <text:p>672</text:p>
          </table:table-cell>
          <table:table-cell table:formula="of:=[.D7]/(4096/3.3)" office:value-type="float" office:value="0.54140625" calcext:value-type="float">
            <text:p>0.5414062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49" calcext:value-type="float">
            <text:p>0.49</text:p>
          </table:table-cell>
          <table:table-cell office:value-type="float" office:value="512" calcext:value-type="float">
            <text:p>512</text:p>
          </table:table-cell>
          <table:table-cell table:formula="of:=[.D8]/(4096/3.3)" office:value-type="float" office:value="0.4125" calcext:value-type="float">
            <text:p>0.4125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34" calcext:value-type="float">
            <text:p>0.34</text:p>
          </table:table-cell>
          <table:table-cell office:value-type="float" office:value="368" calcext:value-type="float">
            <text:p>368</text:p>
          </table:table-cell>
          <table:table-cell table:formula="of:=[.D9]/(4096/3.3)" office:value-type="float" office:value="0.296484375" calcext:value-type="float">
            <text:p>0.296484375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651" calcext:value-type="float">
            <text:p>26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04" calcext:value-type="float">
            <text:p>11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3:08:28.7398577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2:40:12.601478675</meta:creation-date>
    <dc:date>2023-11-08T13:42:57.512018173</dc:date>
    <meta:editing-duration>PT2H7M14S</meta:editing-duration>
    <meta:editing-cycles>5</meta:editing-cycles>
    <meta:generator>LibreOffice/7.6.2.1$Linux_X86_64 LibreOffice_project/60$Build-1</meta:generator>
    <meta:document-statistic meta:table-count="1" meta:cell-count="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902cm" svg:y="3.955cm" style:legend-expansion="high" chart:style-name="ch2"/>
        <chart:plot-area chart:style-name="ch3" table:cell-range-address="Sheet1.B4:Sheet1.C9" svg:x="0.319cm" svg:y="0.18cm" svg:width="11.264cm" svg:height="8.646cm">
          <chart:coordinate-region svg:x="1.046cm" svg:y="0.379cm" svg:width="10.35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9" chart:class="chart:scatter">
            <chart:domain table:cell-range-address="Sheet1.B4:Sheet1.B9"/>
            <chart:regression-curve chart:style-name="ch8">
              <chart:equation chart:display-equation="true" chart:display-r-square="true" svg:x="2.69cm" svg:y="0.74cm"/>
            </chart:regression-curve>
            <chart:data-point/>
            <chart:data-point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4:Sheet1.B9</svg:desc>
                </draw:g>
              </table:table-cell>
              <table:table-cell office:value-type="float" office:value="2.2">
                <text:p>2.2</text:p>
                <draw:g>
                  <svg:desc>Sheet1.C4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">
                <text:p>85</text:p>
              </table:table-cell>
              <table:table-cell office:value-type="float" office:value="0.34">
                <text:p>0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